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LOPEZ CAINICELA, SONIA LID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1758229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MAZAMARI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74856221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LOPEZ CAINICELA, SONIA LID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17582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/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4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 AVI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109986</text:p>
          </table:table-cell>
          <table:table-cell table:style-name="Tabla2.D3" office:value-type="string">
            <text:p text:style-name="P23">4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FECHA TENTATIVA DE ENVIO 27/08/2021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09:10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